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5518be"/>
    </style:style>
    <style:style style:name="P7" style:family="paragraph" style:parent-style-name="Heading_20_1">
      <style:text-properties style:font-name="Liberation Sans" fo:font-size="14pt" fo:font-weight="bold" officeooo:rsid="0047ef14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85ca0" officeooo:paragraph-rsid="00585ca0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74288"/>
    </style:style>
    <style:style style:name="T7" style:family="text">
      <style:text-properties officeooo:rsid="00526592"/>
    </style:style>
    <style:style style:name="T8" style:family="text">
      <style:text-properties style:font-name="Liberation Sans" fo:font-size="14pt" fo:font-weight="normal" officeooo:rsid="0014818a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5518be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normal" officeooo:rsid="004a4aaf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" fo:font-size="14pt" fo:font-weight="normal" officeooo:rsid="0054a733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ans" fo:font-size="14pt" fo:font-weight="normal" officeooo:rsid="00585ca0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style:font-name="Liberation Sans" fo:font-size="14pt" officeooo:rsid="004a4aaf" style:font-name-asian="Liberation Serif" style:font-size-asian="14pt" style:font-name-complex="Liberation Serif" style:font-size-complex="14pt"/>
    </style:style>
    <style:style style:name="T15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6" style:family="text">
      <style:text-properties officeooo:rsid="00585c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Objectif</text:span><text:span text:style-name="T8"> </text:span><text:span text:style-name="T9">: </text:span><text:span text:style-name="T13">Entrainement sur la multiplication et la division de relatifs</text:span></text:p>
      <text:h text:style-name="P7" text:outline-level="1"/>
      <text:p text:style-name="P9">Evaluation de rattrapage sur Pythagore</text:p>
      <text:p text:style-name="P2"/>
      <text:p text:style-name="P4">Exercices pour s’entrainer <text:span text:style-name="T16">sur les relatifs</text:span></text:p>
      <text:list xml:id="list1680215079" text:style-name="L3">
        <text:list-item>
          <text:p text:style-name="P11"/>
        </text:list-item>
      </text:list>
      <text:p text:style-name="P5"/>
      <text:p text:style-name="P4">TaF</text:p>
      <text:list xml:id="list320671587" text:style-name="L4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12">
      <number:month number:calendar="jewish" number:style="long" number:textual="true"/>
      <number:text> </number:text>
      <number:day number:calendar="jewish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85ca0"/>
    </style:style>
    <style:style style:name="MT7" style:family="text">
      <style:text-properties officeooo:rsid="00526592"/>
    </style:style>
    <style:style style:name="MT8" style:family="text">
      <style:text-properties officeooo:rsid="005742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6</text:span><text:span text:style-name="MT7"> </text:span><text:span text:style-name="MT5">(</text:span><text:span text:style-name="MT8">1</text:span><text:span text:style-name="MT5">h)</text:span><text:span text:style-name="MT7"> – </text:span><text:span text:style-name="MT8">1</text:span><text:span text:style-name="MT6">3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45:11.163350517</dc:date>
    <meta:editing-duration>PT19H41M32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3" meta:character-count="205" meta:non-whitespace-character-count="177"/>
  </office:meta>
</office:document-meta>
</file>